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/>
    <style:font-face style:name="Times New Roman4" svg:font-family="'Times New Roman'" style:font-adornments="Normal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Títulos_20_centralizados">
      <style:paragraph-properties fo:break-before="page"/>
    </style:style>
    <style:style style:name="P3" style:family="paragraph" style:parent-style-name="ABNT_20_-_20_Corpo_20_de_20_texto">
      <style:text-properties officeooo:rsid="003512f3" officeooo:paragraph-rsid="003512f3"/>
    </style:style>
    <style:style style:name="P4" style:family="paragraph" style:parent-style-name="ABNT_20_-_20_Referências">
      <style:text-properties officeooo:rsid="0025a569" officeooo:paragraph-rsid="0025a569"/>
    </style:style>
    <style:style style:name="P5" style:family="paragraph" style:parent-style-name="ABNT_20_-_20_Referências">
      <style:text-properties officeooo:rsid="00347b11" officeooo:paragraph-rsid="0033258d"/>
    </style:style>
    <style:style style:name="P6" style:family="paragraph" style:parent-style-name="ABNT_20_-_20_Referências">
      <style:text-properties officeooo:rsid="005a09b9" officeooo:paragraph-rsid="005a09b9"/>
    </style:style>
    <style:style style:name="P7" style:family="paragraph" style:parent-style-name="ABNT_20_-_20_Capa">
      <style:text-properties style:font-name="Arial" officeooo:paragraph-rsid="00715022"/>
    </style:style>
    <style:style style:name="P8" style:family="paragraph" style:parent-style-name="ABNT_20_-_20_Capa">
      <style:text-properties fo:text-transform="uppercase" style:font-name="Arial" fo:font-weight="bold" officeooo:rsid="00727698" officeooo:paragraph-rsid="00715022"/>
    </style:style>
    <style:style style:name="P9" style:family="paragraph" style:parent-style-name="ABNT_20_-_20_Capa">
      <style:text-properties fo:text-transform="uppercase" style:font-name="Arial" fo:font-weight="bold" officeooo:rsid="00727698" officeooo:paragraph-rsid="00715022" fo:background-color="#ffff00"/>
    </style:style>
    <style:style style:name="P10" style:family="paragraph" style:parent-style-name="ABNT_20_-_20_Capa">
      <style:text-properties fo:text-transform="uppercase" style:font-name="Arial" fo:font-weight="bold" officeooo:rsid="00727698" officeooo:paragraph-rsid="00715022" fo:background-color="transparent"/>
    </style:style>
    <style:style style:name="P11" style:family="paragraph" style:parent-style-name="ABNT_20_-_20_Capa">
      <style:text-properties fo:font-weight="normal" officeooo:paragraph-rsid="00715022" style:font-weight-asian="normal" style:font-weight-complex="normal"/>
    </style:style>
    <style:style style:name="P12" style:family="paragraph" style:parent-style-name="ABNT_20_-_20_Capa">
      <style:text-properties officeooo:rsid="002a170c" officeooo:paragraph-rsid="00715022"/>
    </style:style>
    <style:style style:name="P13" style:family="paragraph" style:parent-style-name="ABNT_20_-_20_Capa">
      <style:text-properties officeooo:paragraph-rsid="00715022"/>
    </style:style>
    <style:style style:name="P14" style:family="paragraph" style:parent-style-name="ABNT_20_-_20_Corpo_20_de_20_texto">
      <style:text-properties officeooo:paragraph-rsid="00715022"/>
    </style:style>
    <style:style style:name="P15" style:family="paragraph" style:parent-style-name="ABNT_20_-_20_Corpo_20_de_20_texto">
      <style:paragraph-properties fo:margin-left="0in" fo:margin-right="0in" fo:text-indent="0in" style:auto-text-indent="false"/>
      <style:text-properties officeooo:rsid="00727698" officeooo:paragraph-rsid="00715022"/>
    </style:style>
    <style:style style:name="P16" style:family="paragraph" style:parent-style-name="ABNT_20_-_20_Corpo_20_de_20_texto">
      <style:paragraph-properties fo:margin-left="0in" fo:margin-right="0in" fo:text-indent="0in" style:auto-text-indent="false"/>
      <style:text-properties officeooo:rsid="00727698" officeooo:paragraph-rsid="0072d528"/>
    </style:style>
    <style:style style:name="P17" style:family="paragraph" style:parent-style-name="ABNT_20_-_20_Corpo_20_de_20_texto">
      <style:paragraph-properties fo:margin-left="0in" fo:margin-right="0in" fo:text-indent="0in" style:auto-text-indent="false"/>
    </style:style>
    <style:style style:name="P18" style:family="paragraph" style:parent-style-name="ABNT_20_-_20_Corpo_20_de_20_texto" style:list-style-name="L1"/>
    <style:style style:name="P19" style:family="paragraph" style:parent-style-name="ABNT_20_-_20_Corpo_20_de_20_texto" style:list-style-name="L1">
      <style:text-properties officeooo:paragraph-rsid="0072d528"/>
    </style:style>
    <style:style style:name="P20" style:family="paragraph" style:parent-style-name="ABNT_20_-_20_Corpo_20_de_20_texto" style:list-style-name="L2"/>
    <style:style style:name="P21" style:family="paragraph" style:parent-style-name="ABNT_20_-_20_Corpo_20_de_20_texto" style:list-style-name="L3"/>
    <style:style style:name="P22" style:family="paragraph" style:parent-style-name="ABNT_20_-_20_Corpo_20_de_20_texto" style:list-style-name="L4"/>
    <style:style style:name="P23" style:family="paragraph" style:parent-style-name="ABNT_20_-_20_Corpo_20_de_20_texto" style:list-style-name="L5"/>
    <style:style style:name="P24" style:family="paragraph" style:parent-style-name="ABNT_20_-_20_Corpo_20_de_20_texto" style:list-style-name="L6"/>
    <style:style style:name="P25" style:family="paragraph" style:parent-style-name="ABNT_20_-_20_Corpo_20_de_20_texto" style:list-style-name="L7"/>
    <style:style style:name="P26" style:family="paragraph" style:parent-style-name="ABNT_20_-_20_Corpo_20_de_20_texto" style:list-style-name="L8"/>
    <style:style style:name="P27" style:family="paragraph" style:parent-style-name="ABNT_20_-_20_Corpo_20_de_20_texto" style:list-style-name="L9">
      <style:text-properties officeooo:paragraph-rsid="00715022"/>
    </style:style>
    <style:style style:name="P28" style:family="paragraph" style:parent-style-name="ABNT_20_-_20_Corpo_20_de_20_texto" style:list-style-name="L9">
      <style:paragraph-properties fo:margin-left="0in" fo:margin-right="0in" fo:text-indent="0in" style:auto-text-indent="false"/>
      <style:text-properties officeooo:paragraph-rsid="00715022"/>
    </style:style>
    <style:style style:name="P29" style:family="paragraph" style:parent-style-name="ABNT_20_-_20_Corpo_20_de_20_texto" style:list-style-name="L10"/>
    <style:style style:name="P30" style:family="paragraph" style:parent-style-name="ABNT_20_-_20_Corpo_20_de_20_texto">
      <style:paragraph-properties fo:margin-left="0in" fo:margin-right="0in" fo:text-indent="0in" style:auto-text-indent="false"/>
      <style:text-properties officeooo:rsid="007281a2" officeooo:paragraph-rsid="007281a2"/>
    </style:style>
    <style:style style:name="P31" style:family="paragraph" style:parent-style-name="ABNT_20_-_20_Corpo_20_de_20_texto">
      <style:paragraph-properties fo:margin-left="0in" fo:margin-right="0in" fo:text-indent="0in" style:auto-text-indent="false"/>
      <style:text-properties officeooo:rsid="007281a2" officeooo:paragraph-rsid="0072d528"/>
    </style:style>
    <style:style style:name="P32" style:family="paragraph" style:parent-style-name="ABNT_20_-_20_Corpo_20_de_20_texto">
      <style:paragraph-properties fo:margin-left="0in" fo:margin-right="0in" fo:text-indent="0in" style:auto-text-indent="false"/>
      <style:text-properties officeooo:rsid="007281a2" officeooo:paragraph-rsid="00759db6"/>
    </style:style>
    <style:style style:name="P33" style:family="paragraph" style:parent-style-name="ABNT_20_-_20_Corpo_20_de_20_texto" style:list-style-name="L11"/>
    <style:style style:name="P34" style:family="paragraph" style:parent-style-name="ABNT_20_-_20_Corpo_20_de_20_texto" style:list-style-name="L12"/>
    <style:style style:name="P35" style:family="paragraph" style:parent-style-name="ABNT_20_-_20_Corpo_20_de_20_texto" style:list-style-name="L13"/>
    <style:style style:name="P36" style:family="paragraph" style:parent-style-name="ABNT_20_-_20_Corpo_20_de_20_texto" style:list-style-name="L14"/>
    <style:style style:name="P37" style:family="paragraph" style:parent-style-name="ABNT_20_-_20_Corpo_20_de_20_texto">
      <style:paragraph-properties fo:margin-left="0in" fo:margin-right="0in" fo:text-indent="0in" style:auto-text-indent="false"/>
      <style:text-properties officeooo:paragraph-rsid="0072d528"/>
    </style:style>
    <style:style style:name="P38" style:family="paragraph" style:parent-style-name="ABNT_20_-_20_Corpo_20_de_20_texto">
      <style:text-properties officeooo:paragraph-rsid="0072d528"/>
    </style:style>
    <style:style style:name="P39" style:family="paragraph" style:parent-style-name="ABNT_20_-_20_Corpo_20_de_20_texto">
      <style:paragraph-properties fo:margin-left="0in" fo:margin-right="0in" fo:text-indent="0in" style:auto-text-indent="false"/>
      <style:text-properties officeooo:rsid="0072d528" officeooo:paragraph-rsid="0072d528"/>
    </style:style>
    <style:style style:name="P40" style:family="paragraph" style:parent-style-name="ABNT_20_-_20_Corpo_20_de_20_texto" style:list-style-name="L16">
      <style:text-properties officeooo:paragraph-rsid="0072d528"/>
    </style:style>
    <style:style style:name="P41" style:family="paragraph" style:parent-style-name="ABNT_20_-_20_Corpo_20_de_20_texto" style:list-style-name="L17">
      <style:text-properties officeooo:paragraph-rsid="0072d528"/>
    </style:style>
    <style:style style:name="P42" style:family="paragraph" style:parent-style-name="ABNT_20_-_20_Corpo_20_de_20_texto" style:list-style-name="L18">
      <style:text-properties officeooo:paragraph-rsid="0072d528"/>
    </style:style>
    <style:style style:name="P43" style:family="paragraph" style:parent-style-name="ABNT_20_-_20_Corpo_20_de_20_texto" style:list-style-name="L19">
      <style:text-properties officeooo:paragraph-rsid="0072d528"/>
    </style:style>
    <style:style style:name="P44" style:family="paragraph" style:parent-style-name="ABNT_20_-_20_Corpo_20_de_20_texto" style:list-style-name="L20">
      <style:text-properties officeooo:paragraph-rsid="0072d528"/>
    </style:style>
    <style:style style:name="P45" style:family="paragraph" style:parent-style-name="ABNT_20_-_20_Corpo_20_de_20_texto" style:list-style-name="L21">
      <style:text-properties officeooo:paragraph-rsid="0072d528"/>
    </style:style>
    <style:style style:name="P46" style:family="paragraph" style:parent-style-name="ABNT_20_-_20_Corpo_20_de_20_texto" style:list-style-name="L22">
      <style:text-properties officeooo:paragraph-rsid="0072d528"/>
    </style:style>
    <style:style style:name="P47" style:family="paragraph" style:parent-style-name="ABNT_20_-_20_Corpo_20_de_20_texto" style:list-style-name="L23">
      <style:text-properties officeooo:paragraph-rsid="0072d528"/>
    </style:style>
    <style:style style:name="P48" style:family="paragraph" style:parent-style-name="ABNT_20_-_20_Corpo_20_de_20_texto" style:list-style-name="L24">
      <style:text-properties officeooo:paragraph-rsid="0072d528"/>
    </style:style>
    <style:style style:name="P49" style:family="paragraph" style:parent-style-name="ABNT_20_-_20_Corpo_20_de_20_texto" style:list-style-name="L24">
      <style:text-properties officeooo:paragraph-rsid="00759db6"/>
    </style:style>
    <style:style style:name="P50" style:family="paragraph" style:parent-style-name="ABNT_20_-_20_Corpo_20_de_20_texto" style:list-style-name="L25">
      <style:text-properties officeooo:paragraph-rsid="0072d528"/>
    </style:style>
    <style:style style:name="P51" style:family="paragraph" style:parent-style-name="ABNT_20_-_20_Corpo_20_de_20_texto" style:list-style-name="L25">
      <style:text-properties officeooo:paragraph-rsid="007654c0"/>
    </style:style>
    <style:style style:name="P52" style:family="paragraph" style:parent-style-name="ABNT_20_-_20_Corpo_20_de_20_texto" style:list-style-name="L26">
      <style:text-properties officeooo:paragraph-rsid="0072d528"/>
    </style:style>
    <style:style style:name="P53" style:family="paragraph" style:parent-style-name="ABNT_20_-_20_Corpo_20_de_20_texto" style:list-style-name="L26">
      <style:text-properties officeooo:paragraph-rsid="007654c0"/>
    </style:style>
    <style:style style:name="P54" style:family="paragraph" style:parent-style-name="ABNT_20_-_20_Corpo_20_de_20_texto" style:list-style-name="L27">
      <style:text-properties officeooo:paragraph-rsid="0072d528"/>
    </style:style>
    <style:style style:name="P55" style:family="paragraph" style:parent-style-name="ABNT_20_-_20_Corpo_20_de_20_texto" style:list-style-name="L28">
      <style:text-properties officeooo:paragraph-rsid="0072d528"/>
    </style:style>
    <style:style style:name="P56" style:family="paragraph" style:parent-style-name="ABNT_20_-_20_Corpo_20_de_20_texto" style:list-style-name="L21">
      <style:text-properties officeooo:rsid="00742b2b" officeooo:paragraph-rsid="00742b2b"/>
    </style:style>
    <style:style style:name="P57" style:family="paragraph" style:parent-style-name="ABNT_20_-_20_Corpo_20_de_20_texto" style:list-style-name="L23">
      <style:text-properties officeooo:rsid="00759db6" officeooo:paragraph-rsid="00759db6"/>
    </style:style>
    <style:style style:name="P58" style:family="paragraph" style:parent-style-name="ABNT_20_-_20_Corpo_20_de_20_texto">
      <style:paragraph-properties fo:margin-left="0in" fo:margin-right="0in" fo:text-indent="0in" style:auto-text-indent="false"/>
      <style:text-properties officeooo:paragraph-rsid="00759db6"/>
    </style:style>
    <style:style style:name="P59" style:family="paragraph" style:parent-style-name="ABNT_20_-_20_Corpo_20_de_20_texto">
      <style:text-properties officeooo:paragraph-rsid="007654c0"/>
    </style:style>
    <style:style style:name="P60" style:family="paragraph" style:parent-style-name="ABNT_20_-_20_Corpo_20_de_20_texto">
      <style:paragraph-properties fo:margin-left="0in" fo:margin-right="0in" fo:text-indent="0in" style:auto-text-indent="false"/>
      <style:text-properties officeooo:paragraph-rsid="007654c0"/>
    </style:style>
    <style:style style:name="P61" style:family="paragraph" style:parent-style-name="ABNT_20_-_20_Corpo_20_de_20_texto" style:list-style-name="L29"/>
    <style:style style:name="P62" style:family="paragraph" style:parent-style-name="ABNT_20_-_20_Corpo_20_de_20_texto" style:list-style-name="L29">
      <style:paragraph-properties fo:margin-left="0in" fo:margin-right="0in" fo:text-indent="0in" style:auto-text-indent="false"/>
    </style:style>
    <style:style style:name="P63" style:family="paragraph" style:parent-style-name="ABNT_20_-_20_Corpo_20_de_20_texto" style:list-style-name="L29">
      <style:paragraph-properties fo:margin-left="0in" fo:margin-right="0in" fo:text-indent="0in" style:auto-text-indent="false"/>
      <style:text-properties officeooo:paragraph-rsid="0077d580"/>
    </style:style>
    <style:style style:name="P64" style:family="paragraph" style:parent-style-name="ABNT_20_-_20_Corpo_20_de_20_texto">
      <style:text-properties officeooo:rsid="00799dc2" officeooo:paragraph-rsid="00799dc2"/>
    </style:style>
    <style:style style:name="P65" style:family="paragraph" style:parent-style-name="ABNT_20_-_20_Título_20_1" style:master-page-name="Index">
      <style:paragraph-properties style:page-number="auto"/>
      <style:text-properties officeooo:paragraph-rsid="00715022"/>
    </style:style>
    <style:style style:name="P66" style:family="paragraph" style:parent-style-name="ABNT_20_-_20_Título_20_1">
      <style:text-properties fo:text-transform="uppercase" fo:font-weight="bold" officeooo:rsid="00743058" officeooo:paragraph-rsid="00715022"/>
    </style:style>
    <style:style style:name="P67" style:family="paragraph" style:parent-style-name="ABNT_20_-_20_Título_20_1">
      <style:text-properties officeooo:rsid="0072d528" officeooo:paragraph-rsid="0072d528"/>
    </style:style>
    <style:style style:name="P68" style:family="paragraph" style:parent-style-name="ABNT_20_-_20_Título_20_1">
      <style:paragraph-properties fo:break-before="page"/>
      <style:text-properties officeooo:paragraph-rsid="0077d580"/>
    </style:style>
    <style:style style:name="P69" style:family="paragraph" style:parent-style-name="ABNT_20_-_20_Título_20_2">
      <style:text-properties officeooo:paragraph-rsid="0072d528"/>
    </style:style>
    <style:style style:name="P70" style:family="paragraph" style:parent-style-name="ABNT_20_-_20_Título_20_5">
      <style:text-properties officeooo:paragraph-rsid="003512f3"/>
    </style:style>
    <style:style style:name="P71" style:family="paragraph" style:parent-style-name="Contents_20_1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74" style:family="paragraph" style:parent-style-name="Contents_20_4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75" style:family="paragraph" style:parent-style-name="Contents_20_5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76" style:family="paragraph" style:parent-style-name="Contents_20_6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48f3" style:font-weight-asian="bold" style:font-weight-complex="bold"/>
    </style:style>
    <style:style style:name="T4" style:family="text">
      <style:text-properties fo:font-weight="bold" officeooo:rsid="00713aa7" style:font-weight-asian="bold" style:font-weight-complex="bold"/>
    </style:style>
    <style:style style:name="T5" style:family="text">
      <style:text-properties style:font-name="Times New Roman4" officeooo:rsid="003512f3"/>
    </style:style>
    <style:style style:name="T6" style:family="text">
      <style:text-properties style:font-name="Times New Roman4" fo:font-style="italic" officeooo:rsid="003512f3"/>
    </style:style>
    <style:style style:name="T7" style:family="text">
      <style:text-properties fo:text-transform="uppercase" fo:font-weight="bold" officeooo:rsid="00092f8c"/>
    </style:style>
    <style:style style:name="T8" style:family="text">
      <style:text-properties fo:text-transform="uppercase" fo:font-weight="bold" officeooo:rsid="00688487"/>
    </style:style>
    <style:style style:name="T9" style:family="text">
      <style:text-properties fo:text-transform="uppercase" fo:font-weight="bold" officeooo:rsid="00727698"/>
    </style:style>
    <style:style style:name="T10" style:family="text">
      <style:text-properties fo:text-transform="uppercase" style:font-name="Arial2" fo:font-weight="bold"/>
    </style:style>
    <style:style style:name="T11" style:family="text">
      <style:text-properties fo:text-transform="uppercase" style:font-name="Arial2" fo:font-weight="bold" officeooo:rsid="0077d580"/>
    </style:style>
    <style:style style:name="T12" style:family="text">
      <style:text-properties fo:text-transform="uppercase" style:font-name="Arial2" fo:font-weight="bold" officeooo:rsid="00799dc2"/>
    </style:style>
    <style:style style:name="T13" style:family="text">
      <style:text-properties officeooo:rsid="002748f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748f3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512f3"/>
    </style:style>
    <style:style style:name="T18" style:family="text">
      <style:text-properties officeooo:rsid="000efded"/>
    </style:style>
    <style:style style:name="T19" style:family="text">
      <style:text-properties officeooo:rsid="00743058"/>
    </style:style>
    <style:style style:name="T20" style:family="text">
      <style:text-properties officeooo:rsid="00727698"/>
    </style:style>
    <style:style style:name="T21" style:family="text">
      <style:text-properties officeooo:rsid="00715022"/>
    </style:style>
    <style:style style:name="T22" style:family="text">
      <style:text-properties officeooo:rsid="007281a2"/>
    </style:style>
    <style:style style:name="T23" style:family="text">
      <style:text-properties style:font-name="Arial3"/>
    </style:style>
    <style:style style:name="T24" style:family="text">
      <style:text-properties style:font-name="Arial3" officeooo:rsid="007281a2"/>
    </style:style>
    <style:style style:name="T25" style:family="text">
      <style:text-properties style:font-name="Arial3" officeooo:rsid="00742b2b"/>
    </style:style>
    <style:style style:name="T26" style:family="text">
      <style:text-properties style:font-name="Arial3" officeooo:rsid="00759db6"/>
    </style:style>
    <style:style style:name="T27" style:family="text">
      <style:text-properties style:font-name="Arial3" officeooo:rsid="007654c0"/>
    </style:style>
    <style:style style:name="T28" style:family="text">
      <style:text-properties style:font-name="Arial3" officeooo:rsid="00799dc2"/>
    </style:style>
    <style:style style:name="T29" style:family="text">
      <style:text-properties officeooo:rsid="0072d528"/>
    </style:style>
    <style:style style:name="T30" style:family="text">
      <style:text-properties officeooo:rsid="00742b2b"/>
    </style:style>
    <style:style style:name="T31" style:family="text">
      <style:text-properties officeooo:rsid="00759db6"/>
    </style:style>
    <style:style style:name="T32" style:family="text">
      <style:text-properties officeooo:rsid="007654c0"/>
    </style:style>
    <style:style style:name="T33" style:family="text">
      <style:text-properties officeooo:rsid="0077d580"/>
    </style:style>
    <style:style style:name="T34" style:family="text">
      <style:text-properties officeooo:rsid="00799dc2"/>
    </style:style>
    <style:style style:name="T35" style:family="text">
      <style:text-properties officeooo:rsid="007a577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7">UNIVERSIDADE FEDERAL DA FRONTEIRA SUL</text:p>
      <text:p text:style-name="P7">CAMPUS <text:span text:style-name="T20">Chapec</text:span><text:span text:style-name="T9">ó</text:span></text:p>
      <text:p text:style-name="P7"><text:span text:style-name="T7">CURSO DE </text:span><text:span text:style-name="T9">ciência da computação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andrei carlesso camilotto</text:p>
      <text:p text:style-name="P13"/>
      <text:p text:style-name="P13"/>
      <text:p text:style-name="P13"/>
      <text:p text:style-name="P13"/>
      <text:p text:style-name="P13"/>
      <text:p text:style-name="P13"><text:span text:style-name="T20">testes para sistema djk joias</text:span>:</text:p>
      <text:p text:style-name="P11"/>
      <text:p text:style-name="P13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10">chapecó</text:p>
      <text:p text:style-name="P7"><text:span text:style-name="T8">202</text:span><text:span text:style-name="T9">3</text:span></text:p>
      <text:p text:style-name="P2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1"><text:a xlink:type="simple" xlink:href="#__RefHeading___Toc1328_2677765617" text:style-name="Index_20_Link" text:visited-style-name="Index_20_Link">1 <text:tab/>introdução<text:tab/>3</text:a></text:p>
          <text:p text:style-name="P71"><text:a xlink:type="simple" xlink:href="#__RefHeading___Toc458_2198697844" text:style-name="Index_20_Link" text:visited-style-name="Index_20_Link">2 <text:tab/>Casos de teste<text:tab/>4</text:a></text:p>
          <text:p text:style-name="P72"><text:a xlink:type="simple" xlink:href="#__RefHeading___Toc1068_2198697844" text:style-name="Index_20_Link" text:visited-style-name="Index_20_Link">2.1 <text:tab/>RF01 - Gerenciar Peças (Funcionário)<text:tab/>4</text:a></text:p>
          <text:p text:style-name="P72"><text:a xlink:type="simple" xlink:href="#__RefHeading___Toc1288_2198697844" text:style-name="Index_20_Link" text:visited-style-name="Index_20_Link">2.2 <text:tab/>RF02 - Gerenciar Serviços (Funcionário)<text:tab/>4</text:a></text:p>
          <text:p text:style-name="P72"><text:a xlink:type="simple" xlink:href="#__RefHeading___Toc1290_2198697844" text:style-name="Index_20_Link" text:visited-style-name="Index_20_Link">2.3 <text:tab/>RF03 - Entradas e Saídas (finanças) (Gerente)<text:tab/>5</text:a></text:p>
          <text:p text:style-name="P72"><text:a xlink:type="simple" xlink:href="#__RefHeading___Toc1292_2198697844" text:style-name="Index_20_Link" text:visited-style-name="Index_20_Link">2.4 <text:tab/>RF4 - Registro de compras de materiais (GERENTE)<text:tab/>5</text:a></text:p>
          <text:p text:style-name="P72"><text:a xlink:type="simple" xlink:href="#__RefHeading___Toc1294_2198697844" text:style-name="Index_20_Link" text:visited-style-name="Index_20_Link">2.5 <text:tab/>RF05 - Registro de compras de peças (gerente)<text:tab/>5</text:a></text:p>
          <text:p text:style-name="P72"><text:a xlink:type="simple" xlink:href="#__RefHeading___Toc1296_2198697844" text:style-name="Index_20_Link" text:visited-style-name="Index_20_Link">2.6 <text:tab/>rf06 - Registro de vendas (funcionário)<text:tab/>6</text:a></text:p>
          <text:p text:style-name="P72"><text:a xlink:type="simple" xlink:href="#__RefHeading___Toc1298_2198697844" text:style-name="Index_20_Link" text:visited-style-name="Index_20_Link">2.7 <text:tab/>rf07 - Registro de serviços (funcionário)<text:tab/>6</text:a></text:p>
          <text:p text:style-name="P72"><text:a xlink:type="simple" xlink:href="#__RefHeading___Toc1300_2198697844" text:style-name="Index_20_Link" text:visited-style-name="Index_20_Link">2.8 <text:tab/>rf08 – relatórios (gerente)<text:tab/>6</text:a></text:p>
          <text:p text:style-name="P72"><text:a xlink:type="simple" xlink:href="#__RefHeading___Toc1302_2198697844" text:style-name="Index_20_Link" text:visited-style-name="Index_20_Link">2.9 <text:tab/>RF09 - Gerenciar Clientes (Funcionário)<text:tab/>6</text:a></text:p>
          <text:p text:style-name="P72"><text:a xlink:type="simple" xlink:href="#__RefHeading___Toc1304_2198697844" text:style-name="Index_20_Link" text:visited-style-name="Index_20_Link">2.10 <text:tab/>RF10 - Gerenciar Funcionário (Gerente)<text:tab/>7</text:a></text:p>
          <text:p text:style-name="P72"><text:a xlink:type="simple" xlink:href="#__RefHeading___Toc1306_2198697844" text:style-name="Index_20_Link" text:visited-style-name="Index_20_Link">2.11 <text:tab/>RF11 - Envio de Fotos por Telefone (Funcionário)<text:tab/>7</text:a></text:p>
          <text:p text:style-name="P71"><text:a xlink:type="simple" xlink:href="#__RefHeading___Toc1308_2198697844" text:style-name="Index_20_Link" text:visited-style-name="Index_20_Link">3 <text:tab/>Realização dos testes<text:tab/>8</text:a></text:p>
          <text:p text:style-name="P72"><text:a xlink:type="simple" xlink:href="#__RefHeading___Toc1068_21986978441" text:style-name="Index_20_Link" text:visited-style-name="Index_20_Link">3.1 <text:tab/>RF01 - Gerenciar Peças (Funcionário)<text:tab/>8</text:a></text:p>
          <text:p text:style-name="P72"><text:a xlink:type="simple" xlink:href="#__RefHeading___Toc1310_2198697844" text:style-name="Index_20_Link" text:visited-style-name="Index_20_Link">3.2 <text:tab/>RF02 - Gerenciar Serviços (Funcionário)<text:tab/>8</text:a></text:p>
          <text:p text:style-name="P72"><text:a xlink:type="simple" xlink:href="#__RefHeading___Toc1312_2198697844" text:style-name="Index_20_Link" text:visited-style-name="Index_20_Link">3.3 <text:tab/>RF03 - Entradas e Saídas (finanças) (Gerente)<text:tab/>9</text:a></text:p>
          <text:p text:style-name="P72"><text:a xlink:type="simple" xlink:href="#__RefHeading___Toc1314_2198697844" text:style-name="Index_20_Link" text:visited-style-name="Index_20_Link">3.4 <text:tab/>RF4 - Registro de compras de materiais (GERENTE)<text:tab/>9</text:a></text:p>
          <text:p text:style-name="P72"><text:a xlink:type="simple" xlink:href="#__RefHeading___Toc1316_2198697844" text:style-name="Index_20_Link" text:visited-style-name="Index_20_Link">3.5 <text:tab/>RF05 - Registro de compras de peças (gerente)<text:tab/>9</text:a></text:p>
          <text:p text:style-name="P72"><text:a xlink:type="simple" xlink:href="#__RefHeading___Toc1318_2198697844" text:style-name="Index_20_Link" text:visited-style-name="Index_20_Link">3.6 <text:tab/>rf06 - Registro de vendas (funcionário)<text:tab/>9</text:a></text:p>
          <text:p text:style-name="P72"><text:a xlink:type="simple" xlink:href="#__RefHeading___Toc1320_2198697844" text:style-name="Index_20_Link" text:visited-style-name="Index_20_Link">3.7 <text:tab/>rf07 - Registro de serviços (funcionário)<text:tab/>9</text:a></text:p>
          <text:p text:style-name="P72"><text:a xlink:type="simple" xlink:href="#__RefHeading___Toc1322_2198697844" text:style-name="Index_20_Link" text:visited-style-name="Index_20_Link">3.8 <text:tab/>rf08 – relatórios (gerente)<text:tab/>9</text:a></text:p>
          <text:p text:style-name="P72"><text:a xlink:type="simple" xlink:href="#__RefHeading___Toc1324_2198697844" text:style-name="Index_20_Link" text:visited-style-name="Index_20_Link">3.9 <text:tab/>RF09 - Gerenciar Clientes (Funcionário)<text:tab/>10</text:a></text:p>
          <text:p text:style-name="P72"><text:a xlink:type="simple" xlink:href="#__RefHeading___Toc1326_2198697844" text:style-name="Index_20_Link" text:visited-style-name="Index_20_Link">3.10 <text:tab/>RF10 - Gerenciar Funcionário (Gerente)<text:tab/>10</text:a></text:p>
          <text:p text:style-name="P72"><text:a xlink:type="simple" xlink:href="#__RefHeading___Toc1328_2198697844" text:style-name="Index_20_Link" text:visited-style-name="Index_20_Link">3.11 <text:tab/>RF11 - Envio de Fotos por Telefone (Funcionário)<text:tab/>10</text:a></text:p>
          <text:p text:style-name="P71"><text:a xlink:type="simple" xlink:href="#__RefHeading___Toc1692_2677765617" text:style-name="Index_20_Link" text:visited-style-name="Index_20_Link">4 <text:tab/>Relatório de defeitos e análise de cobertura<text:tab/>11</text:a></text:p>
          <text:p text:style-name="P72"><text:a xlink:type="simple" xlink:href="#__RefHeading___Toc1330_2198697844" text:style-name="Index_20_Link" text:visited-style-name="Index_20_Link">4.1 <text:tab/>RF02 - Gerenciar Serviços (Funcionário)<text:tab/>11</text:a></text:p>
          <text:p text:style-name="P72"><text:a xlink:type="simple" xlink:href="#__RefHeading___Toc1332_2198697844" text:style-name="Index_20_Link" text:visited-style-name="Index_20_Link">4.2 <text:tab/>RF03, RF04, RF05, RF06, RF07, RF08, RF09, RF011<text:tab/>11</text:a></text:p>
          <text:p text:style-name="P71"><text:a xlink:type="simple" xlink:href="#__RefHeading___Toc1334_2198697844" text:style-name="Index_20_Link" text:visited-style-name="Index_20_Link">5 <text:tab/>Conclusão<text:tab/>12</text:a></text:p>
        </text:index-body>
      </text:table-of-content>
      <text:p text:style-name="ABNT_20_-_20_Corpo_20_de_20_texto"/>
      <text:p text:style-name="ABNT_20_-_20_Corpo_20_de_20_texto"/>
      <text:h text:style-name="P65" text:outline-level="1"><text:bookmark-start text:name="__RefHeading___Toc1328_2677765617"/>introdução<text:bookmark-end text:name="__RefHeading___Toc1328_2677765617"/></text:h>
      <text:p text:style-name="P14">O presente relatório refere-se aos testes realizados no âmbito do Projeto Integrador, conduzido por Breno Soares Alves e Luan Alecxander Krzyzaniak. O projeto em foco tem como base o desenvolvimento de um sistema para a empresa DJK Joias, localizada em Frederico Westphalen - RS, atuante no ramo de joalheria.</text:p>
      <text:p text:style-name="P14">Ao longo deste relatório, serão apresentados os testes realizados para garantir a eficácia e integridade do sistema desenvolvido em resposta a essas demandas. O objetivo principal é assegurar que a solução atenda plenamente às necessidades da DJK Joias, proporcionando eficiência e otimização nos processos operacionais.</text:p>
      <text:h text:style-name="P66" text:outline-level="1"><text:bookmark-start text:name="__RefHeading___Toc458_2198697844"/>Casos de teste<text:bookmark-end text:name="__RefHeading___Toc458_2198697844"/></text:h>
      <text:p text:style-name="P15"><text:tab/>Considerando os requisitos apresentados por Breno e <text:s/>Luan, <text:span text:style-name="T19">foram desenvolvidos os casos de teste a seguir:</text:span></text:p>
      <text:p text:style-name="P15"/>
      <text:h text:style-name="ABNT_20_-_20_Título_20_2" text:outline-level="2"><text:bookmark-start text:name="__RefHeading___Toc1068_2198697844"/>RF01 - Gerenciar Peças (Funcionário)<text:bookmark-end text:name="__RefHeading___Toc1068_2198697844"/></text:h>
      <text:list xml:id="list153836780" text:style-name="L1">
        <text:list-item>
          <text:p text:style-name="P18">Inserção de Peça:</text:p>
        </text:list-item>
      </text:list>
      <text:p text:style-name="P17">Cenário: Um funcionário insere uma nova peça com todas as informações necessárias.</text:p>
      <text:p text:style-name="P17"><text:span text:style-name="T21">V</text:span>erificação: A peça é adicionada corretamente ao sistema.</text:p>
      <text:p text:style-name="P17"/>
      <text:list xml:id="list4211519499" text:style-name="L2">
        <text:list-item>
          <text:p text:style-name="P20">Consulta de Peça:</text:p>
        </text:list-item>
      </text:list>
      <text:p text:style-name="P17">Cenário: Um funcionário busca por uma peça específica no sistema.</text:p>
      <text:p text:style-name="P17"><text:span text:style-name="T21">V</text:span>erificação: Os detalhes da peça são exibidos corretamente.</text:p>
      <text:p text:style-name="P17"/>
      <text:list xml:id="list1620007613" text:style-name="L3">
        <text:list-item>
          <text:p text:style-name="P21">Edição de Peça:</text:p>
        </text:list-item>
      </text:list>
      <text:p text:style-name="P17">Cenário: Um funcionário edita os detalhes de uma peça existente.</text:p>
      <text:p text:style-name="P17">Verificação: As alterações são refletidas corretamente no sistema.</text:p>
      <text:p text:style-name="P17"/>
      <text:list xml:id="list1067222989" text:style-name="L4">
        <text:list-item>
          <text:p text:style-name="P22">Remoção de Peça:</text:p>
        </text:list-item>
      </text:list>
      <text:p text:style-name="P17">Cenário: Um funcionário remove uma peça do sistema.</text:p>
      <text:p text:style-name="P17">Verificação: A peça é removida sem erros.</text:p>
      <text:h text:style-name="ABNT_20_-_20_Título_20_2" text:outline-level="2"><text:bookmark-start text:name="__RefHeading___Toc1288_2198697844"/>RF02 - Gerenciar Serviços (Funcionário)<text:bookmark-end text:name="__RefHeading___Toc1288_2198697844"/></text:h>
      <text:list xml:id="list1886918587" text:style-name="L5">
        <text:list-item>
          <text:p text:style-name="P23">Inserção de Serviço:</text:p>
        </text:list-item>
      </text:list>
      <text:p text:style-name="P17">Cenário: Um funcionário adiciona um novo serviço com todas as informações necessárias.</text:p>
      <text:p text:style-name="P17">Verificação: O serviço é cadastrado corretamente.</text:p>
      <text:p text:style-name="P17"/>
      <text:list xml:id="list2188161087" text:style-name="L6">
        <text:list-item>
          <text:p text:style-name="P24"><text:soft-page-break/>Consulta de Serviço:</text:p>
        </text:list-item>
      </text:list>
      <text:p text:style-name="P17">Cenário: Um funcionário busca por um serviço específico no sistema.</text:p>
      <text:p text:style-name="P17">Verificação: Os detalhes do serviço são exibidos corretamente.</text:p>
      <text:p text:style-name="P17"/>
      <text:list xml:id="list4048947453" text:style-name="L7">
        <text:list-item>
          <text:p text:style-name="P25">Edição de Serviço:</text:p>
        </text:list-item>
      </text:list>
      <text:p text:style-name="P17">Cenário: Um funcionário edita os detalhes de um serviço existente.</text:p>
      <text:p text:style-name="P17">Verificação: As alterações são refletidas corretamente no sistema.</text:p>
      <text:p text:style-name="P17"/>
      <text:list xml:id="list2437710189" text:style-name="L8">
        <text:list-item>
          <text:p text:style-name="P26">Remoção de Serviço:</text:p>
        </text:list-item>
      </text:list>
      <text:p text:style-name="P17">Cenário: Um funcionário remove um serviço do sistema.</text:p>
      <text:p text:style-name="P17"><text:span text:style-name="T21">V</text:span>erificação: O serviço é removido sem erros.</text:p>
      <text:h text:style-name="ABNT_20_-_20_Título_20_2" text:outline-level="2"><text:bookmark-start text:name="__RefHeading___Toc1290_2198697844"/>RF03 - Entradas e Saídas (finanças) (Gerente)<text:bookmark-end text:name="__RefHeading___Toc1290_2198697844"/></text:h>
      <text:list xml:id="list3910422539" text:style-name="L9">
        <text:list-item>
          <text:p text:style-name="P27">Registro de Entrada Financeira:</text:p>
          <text:p text:style-name="P28">Cenário: Um gerente registra uma entrada financeira no sistema.</text:p>
        </text:list-item>
      </text:list>
      <text:p text:style-name="P17"><text:span text:style-name="T21">V</text:span>erificação: A entrada é registrada corretamente.</text:p>
      <text:p text:style-name="P17"/>
      <text:list xml:id="list3951321414" text:style-name="L10">
        <text:list-item>
          <text:p text:style-name="P29">Registro de Saída Financeira:</text:p>
        </text:list-item>
      </text:list>
      <text:p text:style-name="P17"/>
      <text:p text:style-name="P17">Cenário: Um gerente registra uma saída financeira no sistema.</text:p>
      <text:p text:style-name="P17">Verificação: A saída é registrada sem erros.</text:p>
      <text:h text:style-name="ABNT_20_-_20_Título_20_2" text:outline-level="2"><text:bookmark-start text:name="__RefHeading___Toc1292_2198697844"/><text:span text:style-name="T22">RF</text:span><text:span text:style-name="T35">0</text:span><text:span text:style-name="T22">4 - </text:span>Registro de compras de materiais <text:span text:style-name="T22">(GERENTE)</text:span><text:bookmark-end text:name="__RefHeading___Toc1292_2198697844"/></text:h>
      <text:p text:style-name="P30">Cen<text:span text:style-name="T23">ário: Um gerente registra uma compra de materiais com todas as informações necessárias.</text:span></text:p>
      <text:p text:style-name="P30">Verificaç<text:span text:style-name="T23">ão: A compra é registrada corretamente</text:span></text:p>
      <text:p text:style-name="P30"/>
      <text:h text:style-name="ABNT_20_-_20_Título_20_2" text:outline-level="2"><text:bookmark-start text:name="__RefHeading___Toc1294_2198697844"/><text:span text:style-name="T22">RF05 - </text:span>Registro de compras de peças <text:span text:style-name="T22">(gerente)</text:span><text:bookmark-end text:name="__RefHeading___Toc1294_2198697844"/></text:h>
      <text:p text:style-name="P30"><text:soft-page-break/>Cen<text:span text:style-name="T23">ário: Um gerente registra uma compra de peças com todas as informações necessárias.</text:span></text:p>
      <text:p text:style-name="P30"><text:span text:style-name="T23">Verificação: A compra é registrada corretamente</text:span></text:p>
      <text:p text:style-name="P30"/>
      <text:h text:style-name="ABNT_20_-_20_Título_20_2" text:outline-level="2"><text:bookmark-start text:name="__RefHeading___Toc1296_2198697844"/><text:span text:style-name="T22">rf06 - </text:span>Registro de vendas <text:span text:style-name="T22">(funcion</text:span><text:span text:style-name="T24">ário</text:span><text:span text:style-name="T22">)</text:span><text:bookmark-end text:name="__RefHeading___Toc1296_2198697844"/></text:h>
      <text:p text:style-name="P30">Cen<text:span text:style-name="T23">ário: Um funcionário registra uma venda com todas as informações necessárias.</text:span></text:p>
      <text:p text:style-name="P30"><text:span text:style-name="T23">Verificação: A venda é registrada corretamente</text:span></text:p>
      <text:p text:style-name="P30"/>
      <text:h text:style-name="ABNT_20_-_20_Título_20_2" text:outline-level="2"><text:bookmark-start text:name="__RefHeading___Toc1298_2198697844"/><text:span text:style-name="T22">rf07 - </text:span>Registro de serviços <text:span text:style-name="T22">(funcion</text:span><text:span text:style-name="T24">ário</text:span><text:span text:style-name="T22">)</text:span><text:bookmark-end text:name="__RefHeading___Toc1298_2198697844"/></text:h>
      <text:p text:style-name="P30">Cen<text:span text:style-name="T23">ário: Um funcionário registra um serviço realizado com todas as informações necessárias.</text:span></text:p>
      <text:p text:style-name="P30"><text:span text:style-name="T23">Verificação: O serviço é registrado corretamente</text:span></text:p>
      <text:h text:style-name="ABNT_20_-_20_Título_20_2" text:outline-level="2"><text:bookmark-start text:name="__RefHeading___Toc1300_2198697844"/>rf08 – relat<text:span text:style-name="T23">órios (gerente)</text:span><text:bookmark-end text:name="__RefHeading___Toc1300_2198697844"/></text:h>
      <text:p text:style-name="P30">Cen<text:span text:style-name="T23">ário: Um gerente verifica relatórios de entradas, seja por serviço, fabricação ou venda.</text:span></text:p>
      <text:p text:style-name="P30">Verificaç<text:span text:style-name="T23">ão: Os relatórios são gerados corretamente.</text:span></text:p>
      <text:h text:style-name="ABNT_20_-_20_Título_20_2" text:outline-level="2"><text:bookmark-start text:name="__RefHeading___Toc1302_2198697844"/>RF09 - Gerenciar Clientes (Funcionário)<text:bookmark-end text:name="__RefHeading___Toc1302_2198697844"/></text:h>
      <text:list xml:id="list1308098625" text:style-name="L11">
        <text:list-item>
          <text:p text:style-name="P33">Inserção de Cliente:</text:p>
        </text:list-item>
      </text:list>
      <text:p text:style-name="P17"/>
      <text:p text:style-name="P17">Cenário: Um funcionário adiciona um novo cliente com todas as informações necessárias.</text:p>
      <text:p text:style-name="P17">Verificação: O cliente é cadastrado corretamente.</text:p>
      <text:p text:style-name="P17"/>
      <text:list xml:id="list2526272377" text:style-name="L12">
        <text:list-item>
          <text:p text:style-name="P34">Consulta de Cliente:</text:p>
        </text:list-item>
      </text:list>
      <text:p text:style-name="P17"><text:soft-page-break/></text:p>
      <text:p text:style-name="P17">Cenário: Um funcionário busca por um cliente específico no sistema.</text:p>
      <text:p text:style-name="P17">Verificação: Os detalhes do cliente são exibidos corretamente.</text:p>
      <text:h text:style-name="ABNT_20_-_20_Título_20_2" text:outline-level="2"><text:bookmark-start text:name="__RefHeading___Toc1304_2198697844"/>RF10 - Gerenciar Funcionário (Gerente)<text:bookmark-end text:name="__RefHeading___Toc1304_2198697844"/></text:h>
      <text:list xml:id="list107808048" text:style-name="L13">
        <text:list-item>
          <text:p text:style-name="P35">Criação de Conta de Funcionário:</text:p>
        </text:list-item>
      </text:list>
      <text:p text:style-name="P17"/>
      <text:p text:style-name="P17">Cenário: Um gerente cria uma nova conta de funcionário.</text:p>
      <text:p text:style-name="P17">Verificação: A conta é criada sem erros.</text:p>
      <text:p text:style-name="P17"/>
      <text:list xml:id="list2783108083" text:style-name="L14">
        <text:list-item>
          <text:p text:style-name="P36">Manutenção de Conta de Funcionário:</text:p>
        </text:list-item>
      </text:list>
      <text:p text:style-name="P17"/>
      <text:p text:style-name="P17">Cenário: Um gerente atualiza as informações de uma conta de funcionário.</text:p>
      <text:p text:style-name="P17">Verificação: As alterações são refletidas corretamente no sistema.</text:p>
      <text:h text:style-name="P69" text:outline-level="2"><text:bookmark-start text:name="__RefHeading___Toc1306_2198697844"/>RF11 - Envio de Fotos por Telefone (Funcionário)<text:bookmark-end text:name="__RefHeading___Toc1306_2198697844"/></text:h>
      <text:p text:style-name="P37">Cenário: Um funcionário envia a categoria de peças para um cliente por WhatsApp.</text:p>
      <text:p text:style-name="P17">Verificação: O cliente recebe a mensagem corretamente.</text:p>
      <text:p text:style-name="P17"/>
      <text:h text:style-name="P67" text:outline-level="1"><text:bookmark-start text:name="__RefHeading___Toc1308_2198697844"/>Realizaç<text:span text:style-name="T10">ão dos testes</text:span><text:bookmark-end text:name="__RefHeading___Toc1308_2198697844"/></text:h>
      <text:p text:style-name="P16"/>
      <text:h text:style-name="P69" text:outline-level="2"><text:bookmark-start text:name="__RefHeading___Toc1068_21986978441"/>RF01 - Gerenciar Peças (Funcionário)<text:bookmark-end text:name="__RefHeading___Toc1068_21986978441"/></text:h>
      <text:list xml:id="list225253743708481" text:continue-list="list153836780" text:style-name="L1">
        <text:list-item>
          <text:p text:style-name="P19">Inserção de Peça: <text:span text:style-name="T29">Validado sem erros.</text:span></text:p>
        </text:list-item>
      </text:list>
      <text:p text:style-name="P37"/>
      <text:list xml:id="list917439848" text:style-name="L16">
        <text:list-item>
          <text:p text:style-name="P40">Consulta de Peça: <text:span text:style-name="T29">Validado sem erros.</text:span></text:p>
        </text:list-item>
      </text:list>
      <text:p text:style-name="P37"/>
      <text:list xml:id="list12597337" text:style-name="L17">
        <text:list-item>
          <text:p text:style-name="P41">Edição de Peça: <text:span text:style-name="T29">Validado sem erros.</text:span></text:p>
        </text:list-item>
      </text:list>
      <text:p text:style-name="P37"/>
      <text:list xml:id="list134708387" text:style-name="L18">
        <text:list-item>
          <text:p text:style-name="P42">Remoção de Peça: <text:span text:style-name="T29">Validado sem erros.</text:span></text:p>
        </text:list-item>
      </text:list>
      <text:p text:style-name="P39"/>
      <text:p text:style-name="P39"><text:tab/>Requisito RF01 <text:span text:style-name="T30">conclu</text:span><text:span text:style-name="T25">ído</text:span> com sucesso.</text:p>
      <text:h text:style-name="P69" text:outline-level="2"><text:bookmark-start text:name="__RefHeading___Toc1310_2198697844"/>RF02 - Gerenciar Serviços (Funcionário)<text:bookmark-end text:name="__RefHeading___Toc1310_2198697844"/></text:h>
      <text:list xml:id="list1880583679" text:style-name="L19">
        <text:list-item>
          <text:p text:style-name="P43">Inserção de Serviço: <text:span text:style-name="T30">Validado sem erros.</text:span></text:p>
        </text:list-item>
      </text:list>
      <text:p text:style-name="P37"/>
      <text:list xml:id="list11805417" text:style-name="L20">
        <text:list-item>
          <text:p text:style-name="P44">Consulta de Serviço: <text:span text:style-name="T30">Validado sem erros.</text:span></text:p>
        </text:list-item>
      </text:list>
      <text:p text:style-name="P37"/>
      <text:list xml:id="list3046348586" text:style-name="L21">
        <text:list-item>
          <text:p text:style-name="P45">Edição de Serviço: <text:span text:style-name="T30">Invalidado.</text:span></text:p>
          <text:p text:style-name="P56">Ao editar um serviço j<text:span text:style-name="T23">á cadastrado, a interface de edição está cortada para algumas resoluções de dispositivos móveis, e a caixa de texto pra edição do peso está com o label ‘Orçamento’. Ao editar os atributos modelo, material, e <text:s/>cliente não há combo-box associado, ocasionando erros caso o valor inserido seja inválido. Ao editar datas </text:span><text:span text:style-name="T26">o sistema </text:span><text:span text:style-name="T23">apresenta uma mensagem de erro.</text:span></text:p>
        </text:list-item>
      </text:list>
      <text:p text:style-name="P37"/>
      <text:list xml:id="list3313023461" text:style-name="L22">
        <text:list-item>
          <text:p text:style-name="P46">Remoção de Serviço: <text:span text:style-name="T31">Validado sem erros.</text:span></text:p>
        </text:list-item>
      </text:list>
      <text:p text:style-name="P38"/>
      <text:p text:style-name="P37"><text:tab/><text:span text:style-name="T31">Requisito RF02 conclu</text:span><text:span text:style-name="T26">ído com erros.</text:span></text:p>
      <text:h text:style-name="P69" text:outline-level="2"><text:bookmark-start text:name="__RefHeading___Toc1312_2198697844"/><text:soft-page-break/>RF03 - Entradas e Saídas (finanças) (Gerente)<text:bookmark-end text:name="__RefHeading___Toc1312_2198697844"/></text:h>
      <text:list xml:id="list3923502331" text:style-name="L23">
        <text:list-item>
          <text:p text:style-name="P47">Registro de Entrada Financeira: <text:span text:style-name="T31">Invalidado</text:span></text:p>
          <text:p text:style-name="P57">Funcionalidade n<text:span text:style-name="T23">ão implementada.</text:span></text:p>
          <text:p text:style-name="P57"/>
        </text:list-item>
      </text:list>
      <text:list xml:id="list1774617639" text:style-name="L24">
        <text:list-item>
          <text:p text:style-name="P48">Registro de Saída Financeira: <text:span text:style-name="T31">Invalidado</text:span></text:p>
          <text:p text:style-name="P49"><text:span text:style-name="T31">Funcionalidade n</text:span><text:span text:style-name="T26">ão implementada.</text:span></text:p>
        </text:list-item>
      </text:list>
      <text:p text:style-name="P58"><text:span text:style-name="T26"/></text:p>
      <text:p text:style-name="P58"><text:span text:style-name="T26"><text:tab/>Não concluído. Requisito não implementado.</text:span></text:p>
      <text:h text:style-name="P69" text:outline-level="2"><text:bookmark-start text:name="__RefHeading___Toc1314_2198697844"/><text:span text:style-name="T22">RF</text:span><text:span text:style-name="T35">0</text:span><text:span text:style-name="T22">4 - </text:span>Registro de compras de materiais <text:span text:style-name="T22">(GERENTE)</text:span><text:bookmark-end text:name="__RefHeading___Toc1314_2198697844"/></text:h>
      <text:p text:style-name="P32"><text:span text:style-name="T23"><text:tab/></text:span><text:span text:style-name="T26">Não concluído. Requisito não implementado.</text:span></text:p>
      <text:h text:style-name="P69" text:outline-level="2"><text:bookmark-start text:name="__RefHeading___Toc1316_2198697844"/><text:span text:style-name="T22">RF05 - </text:span>Registro de compras de peças <text:span text:style-name="T22">(gerente)</text:span><text:bookmark-end text:name="__RefHeading___Toc1316_2198697844"/></text:h>
      <text:p text:style-name="P32"><text:span text:style-name="T23"><text:tab/></text:span><text:span text:style-name="T26">Não concluído. Requisito não implementado.</text:span></text:p>
      <text:h text:style-name="P69" text:outline-level="2"><text:bookmark-start text:name="__RefHeading___Toc1318_2198697844"/><text:span text:style-name="T22">rf06 - </text:span>Registro de vendas <text:span text:style-name="T22">(funcion</text:span><text:span text:style-name="T24">ário</text:span><text:span text:style-name="T22">)</text:span><text:bookmark-end text:name="__RefHeading___Toc1318_2198697844"/></text:h>
      <text:p text:style-name="P32"><text:span text:style-name="T23"><text:tab/></text:span><text:span text:style-name="T26">Não concluído. Requisito não implementado.</text:span></text:p>
      <text:h text:style-name="P69" text:outline-level="2"><text:bookmark-start text:name="__RefHeading___Toc1320_2198697844"/><text:span text:style-name="T22">rf07 - </text:span>Registro de serviços <text:span text:style-name="T22">(funcion</text:span><text:span text:style-name="T24">ário</text:span><text:span text:style-name="T22">)</text:span><text:bookmark-end text:name="__RefHeading___Toc1320_2198697844"/></text:h>
      <text:p text:style-name="P31"><text:span text:style-name="T23"><text:tab/></text:span><text:span text:style-name="T26">Não concluído. Tentativa foi realizada por meio de edição de serviço, como visto em RF02 a edição está invalidada. Não há interface específica para realização desse requisito, </text:span><text:span text:style-name="T27">por tanto, considero como requisito não implementado.</text:span></text:p>
      <text:h text:style-name="P69" text:outline-level="2"><text:bookmark-start text:name="__RefHeading___Toc1322_2198697844"/>rf08 – relat<text:span text:style-name="T23">órios (gerente)</text:span><text:bookmark-end text:name="__RefHeading___Toc1322_2198697844"/></text:h>
      <text:p text:style-name="P31"><text:span text:style-name="T23"><text:tab/></text:span><text:span text:style-name="T27">Não concluído. Requisito não implementado.</text:span></text:p>
      <text:h text:style-name="P69" text:outline-level="2"><text:bookmark-start text:name="__RefHeading___Toc1324_2198697844"/><text:soft-page-break/>RF09 - Gerenciar Clientes (Funcionário)<text:bookmark-end text:name="__RefHeading___Toc1324_2198697844"/></text:h>
      <text:list xml:id="list3067682678" text:style-name="L25">
        <text:list-item>
          <text:p text:style-name="P50">Inserção de Cliente: <text:span text:style-name="T32">Invalidado.</text:span></text:p>
          <text:p text:style-name="P51"><text:span text:style-name="T32">Funcionalidade n</text:span><text:span text:style-name="T27">ão implementada.</text:span></text:p>
        </text:list-item>
      </text:list>
      <text:p text:style-name="P37"/>
      <text:list xml:id="list3823739227" text:style-name="L26">
        <text:list-item>
          <text:p text:style-name="P52">Consulta de Cliente: <text:span text:style-name="T32">Invalidado.</text:span></text:p>
          <text:p text:style-name="P53"><text:span text:style-name="T32">Dados parciais de clientes visíveis apenas em consulta de serviços. </text:span><text:span text:style-name="T27">Funcionalidade não implementada.</text:span></text:p>
        </text:list-item>
      </text:list>
      <text:p text:style-name="P59"/>
      <text:p text:style-name="P60"><text:span text:style-name="T26"><text:tab/>Não concluído. Requisito não implementado.</text:span></text:p>
      <text:h text:style-name="P69" text:outline-level="2"><text:bookmark-start text:name="__RefHeading___Toc1326_2198697844"/>RF10 - Gerenciar Funcionário (Gerente)<text:bookmark-end text:name="__RefHeading___Toc1326_2198697844"/></text:h>
      <text:list xml:id="list1030398706" text:style-name="L27">
        <text:list-item>
          <text:p text:style-name="P54">Criação de Conta de Funcionário: <text:span text:style-name="T32">Validado sem erros.</text:span></text:p>
        </text:list-item>
      </text:list>
      <text:p text:style-name="P37"/>
      <text:list xml:id="list4218672024" text:style-name="L28">
        <text:list-item>
          <text:p text:style-name="P55">Manutenção de Conta de Funcionário: <text:span text:style-name="T32">Validado sem erros.</text:span></text:p>
        </text:list-item>
      </text:list>
      <text:p text:style-name="P37"/>
      <text:p text:style-name="P37"><text:tab/><text:span text:style-name="T32">Requisito RF10 concl</text:span><text:span text:style-name="T27">uído com sucesso.</text:span></text:p>
      <text:h text:style-name="P69" text:outline-level="2"><text:bookmark-start text:name="__RefHeading___Toc1328_2198697844"/>RF11 - Envio de Fotos por Telefone (Funcionário)<text:bookmark-end text:name="__RefHeading___Toc1328_2198697844"/></text:h>
      <text:p text:style-name="P37"><text:tab/><text:span text:style-name="T32">N</text:span><text:span text:style-name="T27">ão concluído. Requisito não implementado.</text:span></text:p>
      <text:p text:style-name="P37"/>
      <text:h text:style-name="P68" text:outline-level="1"><text:bookmark-start text:name="__RefHeading___Toc1692_2677765617"/><text:span text:style-name="T33">Relat</text:span><text:span text:style-name="T11">ório de defeitos </text:span><text:span text:style-name="T12">e análise de cobertura</text:span><text:bookmark-end text:name="__RefHeading___Toc1692_2677765617"/></text:h>
      <text:h text:style-name="ABNT_20_-_20_Título_20_2" text:outline-level="2"><text:bookmark-start text:name="__RefHeading___Toc1330_2198697844"/>RF02 - Gerenciar Serviços (Funcionário)<text:bookmark-end text:name="__RefHeading___Toc1330_2198697844"/></text:h>
      <text:list xml:id="list1733259715" text:style-name="L29">
        <text:list-item>
          <text:p text:style-name="P61"><text:span text:style-name="Strong_20_Emphasis"><text:span text:style-name="T16">Edição de Serviço:</text:span></text:span></text:p>
          <text:list>
            <text:list-item>
              <text:list>
                <text:list-item>
                  <text:list>
                    <text:list-header>
                      <text:p text:style-name="P62">Problemas Encontrados:</text:p>
                      <text:p text:style-name="P62"/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3"><text:tab/><text:span text:style-name="T33">A</text:span> interface de edição está cortada para algumas resoluções de dispositivos móveis.</text:p>
                                  <text:p text:style-name="P63"><text:s/><text:tab/><text:span text:style-name="T33">A</text:span> caixa de texto para edição do peso está com o <text:span text:style-name="T14">label</text:span> ‘Orçamento’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  <text:p text:style-name="P62"><text:tab/><text:span text:style-name="T33">A</text:span>o editar os atributos modelo, material e cliente, não há <text:span text:style-name="T14">combo-box</text:span> associado, ocasionando erros caso o valor inserido seja inválido.</text:p>
            </text:list-item>
          </text:list>
          <text:p text:style-name="P62"><text:tab/><text:span text:style-name="T33">A</text:span>o editar datas, o sistema apresenta uma mensagem de erro.</text:p>
          <text:p text:style-name="P62"/>
          <text:p text:style-name="P62">Conclusão:</text:p>
          <text:list>
            <text:list-item>
              <text:list>
                <text:list-header>
                  <text:p text:style-name="P62"><text:s/><text:tab/><text:span text:style-name="T33">O</text:span> requisito RF02 foi concluído com erros, sendo a funcionalidade de edição de serviço afetada por problemas de interface e lógica, comprometendo a experiência do usuário.</text:p>
                </text:list-header>
              </text:list>
            </text:list-item>
          </text:list>
        </text:list-item>
      </text:list>
      <text:p text:style-name="P17"/>
      <text:h text:style-name="ABNT_20_-_20_Título_20_2" text:outline-level="2"><text:bookmark-start text:name="__RefHeading___Toc1332_2198697844"/>RF03, RF0<text:span text:style-name="T34">4</text:span>, RF0<text:span text:style-name="T34">5</text:span>, RF0<text:span text:style-name="T34">6</text:span>, RF0<text:span text:style-name="T34">7</text:span>, RF0<text:span text:style-name="T34">8</text:span>, RF0<text:span text:style-name="T34">9</text:span>, RF<text:span text:style-name="T34">11</text:span><text:bookmark-end text:name="__RefHeading___Toc1332_2198697844"/></text:h>
      <text:p text:style-name="P64">N<text:span text:style-name="T23">ão foram implementados.</text:span></text:p>
      <text:p text:style-name="P64"/>
      <text:h text:style-name="ABNT_20_-_20_Título_20_1" text:outline-level="1"><text:bookmark-start text:name="__RefHeading___Toc1334_2198697844"/>Conclus<text:span text:style-name="T23">ão</text:span><text:bookmark-end text:name="__RefHeading___Toc1334_2198697844"/></text:h>
      <text:p text:style-name="ABNT_20_-_20_Corpo_20_de_20_texto">A análise dos resultados dos testes revelou que <text:span text:style-name="T34">os requisitos implementados foram conclu</text:span><text:span text:style-name="T28">ídos com êxito, em sua grande maioria. Aos requisitos não implementados é impossível fazer qualquer afirmação, é necessário que sejam desenvolvidos para que sejam testados e analisado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/>
    <style:font-face style:name="Times New Roman4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3.1492in" fo:margin-right="0in" fo:line-height="100%" fo:text-align="justify" style:justify-single-word="false" fo:orphans="2" fo:widows="2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in" fo:margin-right="0in" fo:margin-top="0in" fo:margin-bottom="0.3543in" style:contextual-spacing="false" fo:line-height="150%" fo:text-align="start" style:justify-single-word="false" style:register-true="false" fo:text-indent="0in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in" fo:margin-right="0in" fo:text-align="center" style:justify-single-word="false" fo:text-indent="0in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3.1492in" fo:margin-right="0in" fo:line-height="100%" fo:text-align="justify" style:justify-single-word="false" fo:text-indent="0in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3.1492in" fo:margin-right="0in" fo:line-height="150%" fo:text-align="justify" style:justify-single-word="false" fo:text-indent="0in" style:auto-text-indent="false" style:page-number="auto"/>
      <style:text-properties style:font-name="Times New Roman4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in" fo:margin-right="0in" fo:margin-top="0in" fo:margin-bottom="0.3543in" style:contextual-spacing="false" fo:text-align="center" style:justify-single-word="false" fo:text-indent="0in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in" fo:margin-right="0in" fo:line-height="150%" fo:text-align="justify" style:justify-single-word="false" fo:text-indent="0.4925in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in" fo:margin-right="0in" fo:text-indent="0in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1.5752in" fo:margin-right="0in" fo:margin-top="0.3937in" fo:margin-bottom="0.3937in" style:contextual-spacing="false" fo:line-height="100%" fo:text-indent="0in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1.5752in" fo:margin-right="0in" fo:margin-top="0.0835in" fo:margin-bottom="0.0835in" style:contextual-spacing="false" fo:line-height="100%" fo:text-align="justify" style:justify-single-word="false" fo:text-indent="0in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5.9063in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7098in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134in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in" fo:margin-right="0in" fo:line-height="100%" fo:text-align="center" style:justify-single-word="false" fo:text-indent="0in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0398in" fo:margin-bottom="0in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in" fo:margin-right="0in" fo:margin-top="0in" fo:margin-bottom="0.3543in" style:contextual-spacing="false" fo:text-align="center" style:justify-single-word="false" fo:text-indent="0in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in" fo:margin-bottom="0in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in" fo:margin-right="0in" fo:margin-top="0in" fo:margin-bottom="0.1965in" style:contextual-spacing="false" fo:line-height="100%" fo:text-align="start" style:justify-single-word="false" fo:text-indent="0in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3165in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in" fo:margin-right="0in" fo:margin-top="0.0398in" fo:margin-bottom="0in" style:contextual-spacing="false" fo:text-indent="0in" style:auto-text-indent="false"/>
      <style:text-properties fo:font-size="10pt" officeooo:rsid="001dc3bf"/>
    </style:style>
    <style:style style:name="Quadro" style:family="paragraph" style:parent-style-name="Caption">
      <style:paragraph-properties fo:margin-left="0in" fo:margin-right="0in" fo:text-align="center" style:justify-single-word="false" fo:text-indent="0in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in" fo:margin-right="0in" fo:margin-top="0in" fo:margin-bottom="0.0783in" style:contextual-spacing="false" fo:line-height="100%" fo:text-align="center" style:justify-single-word="false" fo:text-indent="0in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1.5752in" fo:margin-right="0in" fo:line-height="100%" fo:text-indent="0in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in" fo:margin-right="0in" fo:text-align="start" style:justify-single-word="false" fo:text-indent="0in" style:auto-text-indent="false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4" fo:font-family="'Times New Roman'" style:font-style-name="Normal" style:font-family-generic="roman" style:font-pitch="variable" officeooo:rsid="00193578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1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0:13:14.639000000</meta:creation-date>
    <meta:editing-duration>PT13M39S</meta:editing-duration>
    <meta:editing-cycles>5</meta:editing-cycles>
    <meta:generator>LibreOffice/7.3.7.2$Linux_X86_64 LibreOffice_project/30$Build-2</meta:generator>
    <dc:date>2023-12-15T22:52:14.617295008</dc:date>
    <meta:document-statistic meta:table-count="0" meta:image-count="0" meta:object-count="0" meta:page-count="12" meta:paragraph-count="167" meta:word-count="1365" meta:character-count="8812" meta:non-whitespace-character-count="7630"/>
  </office:meta>
</office:document-meta>
</file>